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eeb7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eeb72" fo:background-color="#ffffff" loext:char-shading-value="0" style:font-name-asian="Calibri" style:font-name-complex="Times New Roman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ac5d8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3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7">Тема. <text:span text:style-name="T12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9">Завдання. <text:span text:style-name="T12">Написати об'єктно-орієнтовану програму на мові Java. Організувати консольний інтерфейс взаємодії з користувачем, структура діалогу - меню.В програмі повинно бути не менше трьох класів.</text:span></text:p>
      <text:p text:style-name="P16"/>
      <text:p text:style-name="P20"><text:span text:style-name="T9">Індивідуальн</text:span><text:span text:style-name="T10">е</text:span><text:span text:style-name="T9"> завдання. </text:span></text:p>
      <text:list xml:id="list860103465" text:style-name="L1">
        <text:list-item>
          <text:p text:style-name="P21"><text:span text:style-name="T9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  </text:list-item>
        <text:list-item>
          <text:p text:style-name="P21"><text:span text:style-name="T9">Дана дійсна матриця. Знайти кількість пар поруч розташованих додатних чисел.</text:span></text:p>
        </text:list-item>
        <text:list-item>
          <text:p text:style-name="P21"><text:span text:style-name="T9">Дана символьна матриця. Перевірити чи всі елементи різні.</text:span></text:p>
        </text:list-item>
        <text:list-item>
          <text:p text:style-name="P21"><text:span text:style-name="T9">Дана <text:s/>символьна <text:s/>матриця. <text:s/>Виконати <text:s/>відображення <text:s/>матриці <text:s/>відносно <text:s/>головної діагоналі.</text:span></text:p>
        </text:list-item>
        <text:list-item>
          <text:p text:style-name="P21"><text:span text:style-name="T9">Дана символьна матриця. Виконати відображення матриці відносно додаткової діагоналі</text:span></text:p>
        </text:list-item>
      </text:list>
      <text:p text:style-name="P19"/>
      <text:p text:style-name="P22"/>
      <text:p text:style-name="P23">Діаграма класів.</text:p>
      <text:p text:style-name="P23"/>
      <text:p text:style-name="P23">Алгоритм розв'язання задачі.</text:p>
      <text:p text:style-name="P23"/>
      <text:p text:style-name="P23">Текст програми.</text:p>
      <text:p text:style-name="P23"/>
      <text:p text:style-name="P23">Приклад роботи програми.</text:p>
      <text:p text:style-name="P23"/>
      <text:p text:style-name="P23">Висновки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49:21.932298377</dc:date>
    <meta:editing-duration>PT7H53M22S</meta:editing-duration>
    <meta:editing-cycles>141</meta:editing-cycles>
    <meta:generator>LibreOffice/6.4.7.2$Linux_X86_64 LibreOffice_project/40$Build-2</meta:generator>
    <meta:document-statistic meta:table-count="0" meta:image-count="0" meta:object-count="1" meta:page-count="2" meta:paragraph-count="28" meta:word-count="158" meta:character-count="1286" meta:non-whitespace-character-count="1129"/>
  </office:meta>
</office:document-meta>
</file>